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a79f" fo:border="0.06pt solid #000000"/>
      <style:text-properties fo:font-size="12pt" fo:font-style="italic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fo:border="0.06pt solid #000000"/>
      <style:text-properties style:use-window-font-color="true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2">
          <table:table-cell/>
          <table:table-cell table:style-name="ce1" office:value-type="string">
            <text:p>Instructio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Filter Function</text:p>
          </table:table-cell>
          <table:table-cell table:style-name="ce1"/>
          <table:table-cell table:number-columns-repeated="9"/>
        </table:table-row>
        <table:table-row table:style-name="ro3">
          <table:table-cell/>
          <table:table-cell office:value-type="string">
            <text:p>addi</text:p>
          </table:table-cell>
          <table:table-cell office:value-type="string">
            <text:p>Add</text:p>
          </table:table-cell>
          <table:table-cell office:value-type="string">
            <text:p>U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ddi</text:p>
          </table:table-cell>
          <table:table-cell office:value-type="string">
            <text:p>Add Immediate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addiu</text:p>
          </table:table-cell>
          <table:table-cell office:value-type="string">
            <text:p>Add Immediate Unsigned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addu</text:p>
          </table:table-cell>
          <table:table-cell office:value-type="string">
            <text:p>Add Unsigned</text:p>
          </table:table-cell>
          <table:table-cell table:number-columns-repeated="11"/>
        </table:table-row>
        <table:table-row table:style-name="ro4">
          <table:table-cell/>
          <table:table-cell office:value-type="string">
            <text:p>sub</text:p>
          </table:table-cell>
          <table:table-cell office:value-type="string">
            <text:p>Subtract</text:p>
          </table:table-cell>
          <table:table-cell table:number-columns-repeated="9"/>
          <table:table-cell table:style-name="ce3" office:value-type="string" table:number-columns-spanned="2" table:number-rows-spanned="1">
            <text:p>Legend</text:p>
          </table:table-cell>
          <table:covered-table-cell table:style-name="ce5"/>
        </table:table-row>
        <table:table-row table:style-name="ro3">
          <table:table-cell/>
          <table:table-cell office:value-type="string">
            <text:p>subu</text:p>
          </table:table-cell>
          <table:table-cell office:value-type="string">
            <text:p>Subtract Unsigned</text:p>
          </table:table-cell>
          <table:table-cell table:number-columns-repeated="9"/>
          <table:table-cell table:style-name="ce4" office:value-type="string">
            <text:p>B</text:p>
          </table:table-cell>
          <table:table-cell table:style-name="ce4" office:value-type="string">
            <text:p>Buwani</text:p>
          </table:table-cell>
        </table:table-row>
        <table:table-row table:style-name="ro3">
          <table:table-cell/>
          <table:table-cell office:value-type="string">
            <text:p>and</text:p>
          </table:table-cell>
          <table:table-cell table:number-columns-repeated="10"/>
          <table:table-cell table:style-name="ce4" office:value-type="string">
            <text:p>S</text:p>
          </table:table-cell>
          <table:table-cell table:style-name="ce4" office:value-type="string">
            <text:p>Sripali</text:p>
          </table:table-cell>
        </table:table-row>
        <table:table-row table:style-name="ro3">
          <table:table-cell/>
          <table:table-cell office:value-type="string">
            <text:p>andi</text:p>
          </table:table-cell>
          <table:table-cell table:number-columns-repeated="10"/>
          <table:table-cell table:style-name="ce4" office:value-type="string">
            <text:p>U</text:p>
          </table:table-cell>
          <table:table-cell table:style-name="ce4" office:value-type="string">
            <text:p>Upul</text:p>
          </table:table-cell>
        </table:table-row>
        <table:table-row table:style-name="ro4">
          <table:table-cell/>
          <table:table-cell office:value-type="string">
            <text:p>nor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or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ori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xor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xori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ll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rl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ra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llv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rlv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rav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lt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lti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ltiu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ltu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beq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bne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blt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bgt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ble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bge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j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jal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jr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jalr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move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lb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lbu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lh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lhu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lui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lw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la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b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sh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w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div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divu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mult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multu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bclt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bclf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c.x.s*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c.x.d*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add.s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div.s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mul.s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ub.s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add.d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div.d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mul.d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ub.d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mfhi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mflo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mfc0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lwcl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ldcl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wcl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dcl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data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.kdata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.ktext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text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.ascii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.asciiz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byte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double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float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half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word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space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extern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global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align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.set at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.set noat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print_int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print_float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print_double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print_string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read_int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read_double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read_string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sbrk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exit</text:p>
          </table:table-cell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pul </meta:initial-creator>
    <meta:creation-date>2013-06-06T19:01:25</meta:creation-date>
    <dc:date>2013-06-06T19:50:42</dc:date>
    <dc:creator>upul </dc:creator>
    <meta:editing-duration>PT13M46S</meta:editing-duration>
    <meta:editing-cycles>1</meta:editing-cycles>
    <meta:document-statistic meta:table-count="3" meta:cell-count="111" meta:object-count="0"/>
    <meta:generator>LibreOffice/3.5$Linux_x86 LibreOffice_project/350m1$Build-2</meta:generator>
  </office:meta>
</office:document-meta>
</file>